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135" calcext:value-type="float">
            <text:p>135</text:p>
          </table:table-cell>
          <table:table-cell table:style-name="ce15" office:value-type="string" calcext:value-type="string">
            <text:p>2 hr 15 min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1">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10650" calcext:value-type="float">
            <text:p>10650</text:p>
          </table:table-cell>
          <table:table-cell table:style-name="ce26" office:value-type="string" calcext:value-type="string">
            <text:p>167 hr 5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8">00/00/0000</text:date>, <text:time style:data-style-name="N2" text:time-value="01:17:52.0734131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28T01:19:16.956926306</dc:date>
    <meta:editing-duration>PT23H53M37S</meta:editing-duration>
    <meta:editing-cycles>225</meta:editing-cycles>
    <meta:generator>LibreOffice/6.0.7.3$Linux_X86_64 LibreOffice_project/00m0$Build-3</meta:generator>
    <meta:document-statistic meta:table-count="3" meta:cell-count="11502" meta:object-count="0"/>
  </office:meta>
</office:document-meta>
</file>